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bad6" officeooo:paragraph-rsid="0019a5bb"/>
    </style:style>
    <style:style style:name="T1" style:family="text">
      <style:text-properties officeooo:rsid="0014e0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7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e07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853f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a5b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PPLY WALK </text:span><text:span text:style-name="T6">A</text:span><text:span text:style-name="T7">vaiable</text:span></text:p>
      <text:p text:style-name="P1"><text:line-break/>@startuml<text:line-break/>actor User<text:line-break/>participant Application<text:line-break/>participant BDD<text:line-break/>participant Participants<text:line-break/><text:line-break/>activate User<text:line-break/>User -&gt; Application : consultWalk()<text:line-break/>activate Application<text:line-break/>Application --&gt; User : displayWalk()<text:line-break/>== Walk Avaiable ==<text:line-break/> <text:s text:c="3"/>User -&gt; Application : askForParticipate(Walk)<text:line-break/> <text:s text:c="3"/>Application --&gt;&gt; Application : &lt;&lt;participationRequest: ParticipationRequest&gt;&gt;<text:line-break/> <text:s text:c="3"/>activate BDD<text:line-break/> <text:s text:c="3"/>Application -&gt; BDD : registerParticipationRequest(ParticipationRequest)<text:line-break/> <text:s text:c="11"/>BDD --&gt; Application : sendResponse()<text:line-break/> <text:s text:c="3"/>deactivate BDD<text:line-break/> <text:s text:c="3"/>destroy BDD<text:line-break/> <text:s text:c="3"/>alt Register Error<text:line-break/> <text:s text:c="7"/>Application --&gt;&gt; Application : &lt;&lt;errorMessage&gt;&gt;<text:line-break/><text:line-break/> <text:s text:c="7"/>Application--&gt; User : sendNotification(errorMessage)<text:line-break/><text:line-break/> <text:s text:c="3"/>else Register Success<text:line-break/> <text:s text:c="7"/>Application --&gt;&gt; Application : retreiveOtherParticipants(Walk)<text:line-break/> <text:s text:c="5"/><text:line-break/><text:line-break/> <text:s text:c="7"/>' --- Appels asynchrones ---<text:line-break/> <text:s text:c="7"/>Application --&gt;&gt; Application : &lt;&lt;newParticipantMessage&gt;&gt;<text:line-break/> <text:s text:c="7"/>Application --&gt;&gt; Application : &lt;&lt;successMessage&gt;&gt;<text:line-break/> <text:s text:c="7"/>Application -&gt;&gt; Participants : sendNotification(newParticipantMessage)<text:line-break/> <text:s text:c="7"/>activate Participants<text:line-break/> <text:s text:c="7"/>deactivate Participants<text:line-break/> <text:s text:c="7"/>destroy Participants<text:line-break/> <text:s text:c="7"/>Application --&gt; User : sendSuccessNotification(successMessage)<text:line-break/><text:line-break/> <text:s text:c="7"/>Application --&gt;&gt; Application : searchChat(Walk)<text:line-break/> <text:s text:c="7"/>Application --&gt; User : displayChat()<text:line-break/> <text:s text:c="7"/>deactivate Application<text:line-break/> <text:s text:c="7"/>deactivate User<text:line-break/> <text:s text:c="7"/>destroy User<text:line-break/> <text:s text:c="7"/>destroy Application<text:line-break/> <text:s text:c="3"/>end<text:line-break/><text:line-break/><text:line-break/>@enduml<text:line-break/><text:line-break/><text:line-break/><text:line-break/><text:span text:style-name="T5">Walk Unavaiable</text:span><text:span text:style-name="T1"><text:line-break/></text:span><text:soft-page-break/><text:span text:style-name="T1"><text:line-break/>@startuml<text:line-break/>actor User<text:line-break/>participant Application<text:line-break/>participant BDD<text:line-break/><text:line-break/><text:line-break/>activate User<text:line-break/>User -&gt; Application : consultWalk()<text:line-break/>activate Application<text:line-break/>Application --&gt; User : displayWalk()<text:line-break/><text:line-break/>== Walk Unavaiable ==<text:line-break/> <text:s text:c="3"/>User -&gt; Application : askToBeWarnedIfAvailable(Walk)<text:line-break/> <text:s text:c="3"/>Application --&gt;&gt; Application : &lt;&lt;warnRequest: WarnRequest&gt;&gt;<text:line-break/> <text:s text:c="2"/><text:line-break/> <text:s text:c="3"/>Application -&gt; BDD : registerWarnRequest(WarnRequest)<text:line-break/> <text:s text:c="3"/>activate BDD<text:line-break/> <text:s text:c="9"/>BDD --&gt;&gt; Application : sendResponse()<text:line-break/> <text:s text:c="3"/>deactivate BDD<text:line-break/><text:line-break/> <text:s text:c="3"/>alt Warn Registration Failed<text:line-break/> <text:s text:c="7"/>destroy BDD<text:line-break/> <text:s text:c="7"/>Application --&gt;&gt; Application : &lt;&lt;errorMessage&gt;&gt;<text:line-break/> <text:s text:c="7"/>Application --&gt; User : sendNotification(errorMessage)<text:line-break/> <text:s text:c="3"/>else Warn Registration Success<text:line-break/> <text:s text:c="7"/>Application --&gt;&gt; Application : &lt;&lt;successMessage&gt;&gt;<text:line-break/> <text:s text:c="7"/>Application --&gt; User : sendNotification(message)<text:line-break/> <text:s text:c="3"/>end<text:line-break/>deactivate User<text:line-break/>deactivate Application<text:line-break/>destroy User<text:line-break/>destroy Application<text:line-break/>@endum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6T15:51:03.766000000</dc:date>
    <meta:editing-duration>PT10M56S</meta:editing-duration>
    <meta:editing-cycles>6</meta:editing-cycles>
    <meta:generator>LibreOffice/7.2.0.4$Windows_x86 LibreOffice_project/9a9c6381e3f7a62afc1329bd359cc48accb6435b</meta:generator>
    <meta:document-statistic meta:table-count="0" meta:image-count="0" meta:object-count="0" meta:page-count="2" meta:paragraph-count="2" meta:word-count="238" meta:character-count="2306" meta:non-whitespace-character-count="1795"/>
  </office:meta>
</office:document-meta>
</file>